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6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20:15:35.409156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8T20:54:07.048523348</dc:date>
    <meta:editing-duration>P3DT15H50M49S</meta:editing-duration>
    <meta:editing-cycles>2900</meta:editing-cycles>
    <dc:creator>Ilya Shpigor</dc:creator>
    <meta:document-statistic meta:table-count="6" meta:cell-count="406" meta:object-count="0"/>
  </office:meta>
</office:document-meta>
</file>